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3.413cm" style:rel-column-width="1935*"/>
    </style:style>
    <style:style style:name="Tableau1.B" style:family="table-column">
      <style:table-column-properties style:column-width="12.589cm" style:rel-column-width="713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text-properties style:font-name="Times New Roman" fo:font-size="12pt" fo:language="en" fo:country="US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style="normal" style:text-underline-style="solid" style:text-underline-width="auto" style:text-underline-color="font-color" fo:font-weight="bol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glish Essay n°1</text:p>
      <text:p text:style-name="P1"/>
      <text:p text:style-name="P1">Alexandre Adam. <text:s/>A1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Note : </text:p>
          </table:table-cell>
          <table:table-cell table:style-name="Tableau1.B1" office:value-type="string">
            <text:p text:style-name="Table_20_Contents">Observations : </text:p>
            <text:p text:style-name="Table_20_Contents"/>
            <text:p text:style-name="Table_20_Contents"/>
          </table:table-cell>
        </table:table-row>
      </table:table>
      <text:p text:style-name="P1"/>
      <text:p text:style-name="P1">1/</text:p>
      <text:p text:style-name="P1">Technology has made communication easier than ever. Does that mean we've become 'slaves' of this progress.</text:p>
      <text:p text:style-name="P1"/>
      <text:p text:style-name="P1">2/</text:p>
      <text:p text:style-name="P1">What are the reasons for your interest? Analyse your childhood. How were your interest shaped from your upbringing?</text:p>
      <text:p text:style-name="P1"/>
      <text:p text:style-name="P1">Use any 5 ago, agree, advice, another, listen, policy</text:p>
      <text:p text:style-name="P1"/>
      <text:p text:style-name="P1">Subject 2 :</text:p>
      <text:p text:style-name="P1"/>
      <text:p text:style-name="P1"/>
      <text:p text:style-name="P2">The interests I had when I was young are now different. Today, I appreciate a lot of different styles of music such as rock, jazz, pop, dubstep, funk etc ...</text:p>
      <text:p text:style-name="P1"><text:span text:style-name="T3">In fact, I started playing guitar 7 years ago mostly with electric guitars. </text:span><text:span text:style-name="T2">I also love computers, playing video-games (like most of people in this school) and I like to link music and computers together. I'm into computer-assisted music, a musician helped with softwares, to do some electronic music. I really like sports too, mainly, the sports with a little ball, like badmington, ping-pong, and tennis, I did 2 years of learning in club in each sport.</text:span></text:p>
      <text:p text:style-name="P1"/>
      <text:p text:style-name="P1">When I was young, I listened to other kinds of music, from school I was listening to old rock, punk, and metal. Before I listened to the French variety with mainly gainsbourg and bashung. When I was 8, my dad and myself, went to the parc all week-ends to play ping-pong, he teached me about that sport. From that, I really loved ball games, and later I went in some clubs. </text:p>
      <text:p text:style-name="P1">When I was 11, I had my first acoustic guitar, learned some french songs mostly with basic chords. 2 years later, I followed the advices of another guitar teacher, and I bought an electric guitar, and learned songs with power chords (usually used in the most of rock songs).</text:p>
      <text:p text:style-name="P1"/>
      <text:p text:style-name="P1">When I was young, I had in horror most of electronic music (except Daft Punk). At the lyceum, I met Nicolas Reynoird (actually in C1 or C2), who introduced me into electronic music, I agreed with these kind of styles. I after discovered the computer-assisted music by myself. </text:p>
      <text:p text:style-name="P1">I played a lot of video games during college, it makes me cultivated into the internet culture. I always thought that music could well make by mixing it with a computer. And whether the guitar or <text:s/>computer-assisted music, since my teens, I listened carefully to the sounds I could produce with my guitar and sounds modulators, and more recently only with my computer. They are my inter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0M37S</meta:editing-duration>
    <meta:editing-cycles>6</meta:editing-cycles>
    <meta:generator>OpenOffice.org/3.4$Win32 OpenOffice.org_project/340m1$Build-9590</meta:generator>
    <dc:date>2012-10-19T00:51:34.65</dc:date>
    <meta:document-statistic meta:table-count="1" meta:image-count="0" meta:object-count="0" meta:page-count="1" meta:paragraph-count="16" meta:word-count="400" meta:character-count="2272"/>
    <meta:user-defined meta:name="Info 1"/>
    <meta:user-defined meta:name="Info 2"/>
    <meta:user-defined meta:name="Info 3"/>
    <meta:user-defined meta:name="Info 4"/>
  </office:meta>
</office:document-meta>
</file>